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ar vscode-editor-font-family" svg:font-family="'var vscode-editor-font-family', 'SF Mono', Monaco, Menlo, Consolas, 'Ubuntu Mono', 'Liberation Mono', 'DejaVu Sans Mono', 'Courier New', monospace"/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officeooo:paragraph-rsid="0028c4c5"/>
    </style:style>
    <style:style style:name="P3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4" style:family="paragraph" style:parent-style-name="Text_20_body">
      <style:text-properties fo:font-weight="bold" officeooo:rsid="002a6d4d" officeooo:paragraph-rsid="002a6d4d" style:font-weight-asian="bold" style:font-weight-complex="bold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officeooo:rsid="00332369"/>
    </style:style>
    <style:style style:name="T4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4">anhängen</text:span></text:p>
      <text:p text:style-name="P1"/>
      <text:p text:style-name="P3">1. Anwendungsbeispiel auswählen</text:p>
      <text:p text:style-name="P2"><text:span text:style-name="T1">Beim Arbeiten mit Datenstrukturen werden </text:span><text:span text:style-name="T2">häufig Elemente der Datenstruktur hinzugefügt.</text:span></text:p>
      <text:p text:style-name="P2"/>
      <text:p text:style-name="P4">2. Erklären von Grundlagen für das Beispi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ar vscode-editor-font-family" svg:font-family="'var vscode-editor-font-family', 'SF Mono', Monaco, Menlo, Consolas, 'Ubuntu Mono', 'Liberation Mono', 'DejaVu Sans Mono', 'Courier New', monospace"/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07T09:05:15.169000000</dc:date>
    <meta:editing-duration>PT1H13M27S</meta:editing-duration>
    <meta:editing-cycles>15</meta:editing-cycles>
    <meta:document-statistic meta:table-count="0" meta:image-count="0" meta:object-count="0" meta:page-count="1" meta:paragraph-count="4" meta:word-count="22" meta:character-count="178" meta:non-whitespace-character-count="160"/>
  </office:meta>
</office:document-meta>
</file>